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1]-[.F21]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2]-[.F22]" office:value-type="float" office:value="0" calcext:value-type="float">
            <text:p>-</text:p>
          </table:table-cell>
          <table:table-cell table:style-name="ce22" office:value-type="string" calcext:value-type="string" table:number-columns-spanned="1" table:number-rows-spanned="7">
            <text:p>Descontado <text:s/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3]-[.F23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4]-[.F24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5]-[.F25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6]-[.F26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7]-[.F27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1.75" calcext:value-type="float">
            <text:p>31,7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8]-[.F28]" office:value-type="float" office:value="498.25" calcext:value-type="float">
            <text:p>498,25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3]-[.F6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9-30" calcext:value-type="date">
            <text:p>30/09/2025</text:p>
          </table:table-cell>
          <table:table-cell table:style-name="ce52" office:value-type="string" calcext:value-type="string">
            <text:p>Mens. 09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4]-[.F6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0-31" calcext:value-type="date">
            <text:p>31/10/2025</text:p>
          </table:table-cell>
          <table:table-cell table:style-name="ce52" office:value-type="string" calcext:value-type="string">
            <text:p>Mens. 10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5]-[.F6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1-30" calcext:value-type="date">
            <text:p>30/11/2025</text:p>
          </table:table-cell>
          <table:table-cell table:style-name="ce52" office:value-type="string" calcext:value-type="string">
            <text:p>Mens. 11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1-28" calcext:value-type="date">
            <text:p>28/11/2025</text:p>
          </table:table-cell>
          <table:table-cell table:style-name="ce65" table:formula="of:=[.C66]-[.F66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2-31" calcext:value-type="date">
            <text:p>31/12/2025</text:p>
          </table:table-cell>
          <table:table-cell table:style-name="ce52" office:value-type="string" calcext:value-type="string">
            <text:p>Mens. 12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67]-[.F67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7])" office:value-type="float" office:value="20108.25" calcext:value-type="float">
            <text:p>20.108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14:18.718263049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14:18.7208026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6-01-05T11:19:13.747884198</dc:date>
    <meta:print-date>2025-02-27T11:03:30.394000000</meta:print-date>
    <dc:language>pt-PT</dc:language>
    <meta:editing-cycles>511</meta:editing-cycles>
    <meta:editing-duration>PT18H20M8S</meta:editing-duration>
    <meta:document-statistic meta:table-count="1" meta:cell-count="472" meta:object-count="0"/>
    <meta:user-defined meta:name="Info 0"/>
    <meta:user-defined meta:name="Info 1"/>
    <meta:user-defined meta:name="Info 2"/>
    <meta:user-defined meta:name="Info 3"/>
  </office:meta>
</office:document-meta>
</file>